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Standard" style:list-style-name="L1"/>
    <style:style style:name="P4" style:family="paragraph" style:parent-style-name="Standard" style:list-style-name="L1"/>
    <style:style style:name="P5" style:family="paragraph" style:parent-style-name="Standard" style:list-style-name="L1"/>
    <style:style style:name="P6" style:family="paragraph" style:parent-style-name="Standard" style:list-style-name="L1"/>
    <style:style style:name="P7" style:family="paragraph" style:parent-style-name="Standard" style:list-style-name="L1"/>
    <style:style style:name="P8" style:family="paragraph" style:parent-style-name="Standard" style:list-style-name="L1"/>
    <style:style style:name="P9" style:family="paragraph" style:parent-style-name="Standard" style:list-style-name="L1"/>
    <style:style style:name="P10" style:family="paragraph" style:parent-style-name="Standard" style:list-style-name="L1"/>
    <style:style style:name="P11" style:family="paragraph" style:parent-style-name="Standard" style:list-style-name="L1"/>
    <style:style style:name="P12" style:family="paragraph" style:parent-style-name="Standard" style:list-style-name="L1"/>
    <style:style style:name="P13" style:family="paragraph" style:parent-style-name="Standard" style:list-style-name="L1"/>
    <style:style style:name="P14" style:family="paragraph" style:parent-style-name="Standard" style:list-style-name="L1"/>
    <style:style style:name="P15" style:family="paragraph" style:parent-style-name="Standard" style:list-style-name="L1"/>
    <style:style style:name="P16" style:family="paragraph" style:parent-style-name="Standard" style:list-style-name="L1"/>
    <style:style style:name="P17" style:family="paragraph" style:parent-style-name="Standard" style:list-style-name="L1"/>
    <style:style style:name="P18" style:family="paragraph" style:parent-style-name="Standard" style:list-style-name="L1"/>
    <style:style style:name="P19" style:family="paragraph" style:parent-style-name="Standard" style:list-style-name="L1"/>
    <style:style style:name="P20" style:family="paragraph" style:parent-style-name="Standard" style:list-style-name="L1"/>
    <style:style style:name="P21" style:family="paragraph" style:parent-style-name="Standard" style:list-style-name="L1"/>
    <style:style style:name="P22" style:family="paragraph" style:parent-style-name="Standard" style:list-style-name="L1"/>
    <style:style style:name="P23" style:family="paragraph" style:parent-style-name="Standard" style:list-style-name="L1"/>
    <style:style style:name="P24" style:family="paragraph" style:parent-style-name="Standard" style:list-style-name="L1"/>
    <style:style style:name="P25" style:family="paragraph" style:parent-style-name="Standard" style:list-style-name="L1"/>
    <style:style style:name="P26" style:family="paragraph" style:parent-style-name="Standard" style:list-style-name="L1"/>
    <style:style style:name="P27" style:family="paragraph" style:parent-style-name="Standard" style:list-style-name="L1"/>
    <style:style style:name="P28" style:family="paragraph" style:parent-style-name="Standard" style:list-style-name="L1"/>
    <style:style style:name="P29" style:family="paragraph" style:parent-style-name="Standard" style:list-style-name="L1"/>
    <text:list-style style:name="L1">
      <text:list-level-style-number text:level="1" text:style-name="Numbering_20_Symbols" style:num-prefix=" " style:num-suffix=" " style:num-format="1">
        <style:list-level-properties text:min-label-width="0.499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501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1cm" text:min-label-width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50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uroinformática</text:p>
      <text:list text:style-name="L1">
        <text:list-item>
          <text:p text:style-name="P2">Produtos</text:p>
          <text:list>
            <text:list-item>
              <text:p text:style-name="P2">Modelos</text:p>
            </text:list-item>
            <text:list-item>
              <text:p text:style-name="P2">Plataformas</text:p>
            </text:list-item>
            <text:list-item>
              <text:p text:style-name="P2">Ferramentas</text:p>
            </text:list-item>
          </text:list>
        </text:list-item>
        <text:list-item>
          <text:p text:style-name="P2">Propostas</text:p>
          <text:list>
            <text:list-item>
              <text:p text:style-name="P2">Agregar pesquisadores</text:p>
            </text:list-item>
            <text:list-item>
              <text:p text:style-name="P2">Acumular Informações</text:p>
            </text:list-item>
            <text:list-item>
              <text:p text:style-name="P2">Engenharia Reversa</text:p>
            </text:list-item>
            <text:list-item>
              <text:p text:style-name="P2">Engenharia Educacional</text:p>
            </text:list-item>
            <text:list-item>
              <text:p text:style-name="P2">Mapeamento mental</text:p>
            </text:list-item>
          </text:list>
        </text:list-item>
        <text:list-item>
          <text:p text:style-name="P2">Considerações</text:p>
          <text:list>
            <text:list-item>
              <text:p text:style-name="P2">Paradigma Colaborativo</text:p>
            </text:list-item>
            <text:list-item>
              <text:p text:style-name="P2">Instrumentação Científica</text:p>
            </text:list-item>
            <text:list-item>
              <text:p text:style-name="P2">Proposta Educacional</text:p>
            </text:list-item>
          </text:list>
        </text:list-item>
        <text:list-item>
          <text:p text:style-name="P2">Motivação</text:p>
          <text:list>
            <text:list-item>
              <text:p text:style-name="P2">Complexidade Mental</text:p>
            </text:list-item>
            <text:list-item>
              <text:p text:style-name="P2">Avanços Tecnológicos</text:p>
            </text:list-item>
            <text:list-item>
              <text:p text:style-name="P2">Campos Comuns</text:p>
            </text:list-item>
          </text:list>
        </text:list-item>
        <text:list-item>
          <text:p text:style-name="P2">Objetivos</text:p>
          <text:list>
            <text:list-item>
              <text:p text:style-name="P2">Modelagem Mental</text:p>
            </text:list-item>
            <text:list-item>
              <text:p text:style-name="P2">Análise de Dados</text:p>
            </text:list-item>
            <text:list-item>
              <text:p text:style-name="P2">Intervenção</text:p>
            </text:list-item>
            <text:list-item>
              <text:p text:style-name="P2">Extensões Cibernéticas</text:p>
            </text:list-item>
          </text:list>
        </text:list-item>
        <text:list-item>
          <text:p text:style-name="P2">Justificativa</text:p>
          <text:list>
            <text:list-item>
              <text:p text:style-name="P2">Avanços Teóricos</text:p>
            </text:list-item>
            <text:list-item>
              <text:p text:style-name="P2">Plasticidade Cerebral</text:p>
            </text:list-item>
            <text:list-item>
              <text:p text:style-name="P2">Instrumentação Moderna</text:p>
            </text:list-item>
            <text:list-item>
              <text:p text:style-name="P2">Analogia Computacional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San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9" meta:word-count="48" meta:character-count="469"/>
  </office:meta>
</office:document-meta>
</file>